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include &lt;stdio.h&gt;</text:p>
      <text:p text:style-name="Standard">#include &lt;stdlib.h&gt;</text:p>
      <text:p text:style-name="Standard">int SSTF();</text:p>
      <text:p text:style-name="Standard">int SCAN();</text:p>
      <text:p text:style-name="Standard">int CLOOK();</text:p>
      <text:p text:style-name="Standard">int main() {</text:p>
      <text:p text:style-name="Standard">int ch, YN = 1;</text:p>
      <text:p text:style-name="Standard">while (YN == 1) {</text:p>
      <text:p text:style-name="Standard">printf("\n\n\t*********** MENU ***********");</text:p>
      <text:p text:style-name="Standard">printf("\n\n\t1: SSTF\n\t2: SCAN\n\t3: CLOOK\n\t4: EXIT");</text:p>
      <text:p text:style-name="Standard">printf("\n\n\tEnter your choice: ");</text:p>
      <text:p text:style-name="Standard">scanf("%d", &amp;ch);</text:p>
      <text:p text:style-name="Standard">switch (ch) {</text:p>
      <text:p text:style-name="Standard">case 1:</text:p>
      <text:p text:style-name="Standard">SSTF();</text:p>
      <text:p text:style-name="Standard">break;</text:p>
      <text:p text:style-name="Standard">case 2:</text:p>
      <text:p text:style-name="Standard">SCAN();</text:p>
      <text:p text:style-name="Standard">break;</text:p>
      <text:p text:style-name="Standard">case 3:</text:p>
      <text:p text:style-name="Standard">CLOOK();</text:p>
      <text:p text:style-name="Standard">break;</text:p>
      <text:p text:style-name="Standard">case 4:</text:p>
      <text:p text:style-name="Standard">exit(0);</text:p>
      <text:p text:style-name="Standard">default:</text:p>
      <text:p text:style-name="Standard">printf("Invalid choice!\n");</text:p>
      <text:p text:style-name="Standard">}</text:p>
      <text:p text:style-name="Standard">printf("\n\n\tDo you want to continue? IF YES PRESS 1\n\tIF NO PRESS 0: ");</text:p>
      <text:p text:style-name="Standard">scanf("%d", &amp;YN);</text:p>
      <text:p text:style-name="Standard">}</text:p>
      <text:p text:style-name="Standard">return 0;</text:p>
      <text:p text:style-name="Standard">}</text:p>
      <text:p text:style-name="Standard">// SSTF Algorithm</text:p>
      <text:p text:style-name="Standard">int SSTF() {</text:p>
      <text:p text:style-name="Standard">int RQ[100], i, n, TotalHeadMovement = 0, initial, count = 0;</text:p>
      <text:p text:style-name="Standard">printf("Enter the number of Requests: ");</text:p>
      <text:p text:style-name="Standard">scanf("%d", &amp;n);</text:p>
      <text:p text:style-name="Standard">printf("Enter the Requests sequence:\n");</text:p>
      <text:p text:style-name="Standard">for (i = 0; i &lt; n; i++) {</text:p>
      <text:p text:style-name="Standard">scanf("%d", &amp;RQ[i]);</text:p>
      <text:p text:style-name="Standard">}</text:p>
      <text:p text:style-name="Standard">printf("Enter initial head position: ");scanf("%d", &amp;initial);</text:p>
      <text:p text:style-name="Standard">while (count != n) {</text:p>
      <text:p text:style-name="Standard">int min = 10000, d, index = -1;</text:p>
      <text:p text:style-name="Standard">for (i = 0; i &lt; n; i++) {</text:p>
      <text:p text:style-name="Standard">d = abs(RQ[i] - initial);</text:p>
      <text:p text:style-name="Standard">if (min &gt; d &amp;&amp; RQ[i] != -1) {</text:p>
      <text:p text:style-name="Standard">min = d;</text:p>
      <text:p text:style-name="Standard">index = i;</text:p>
      <text:p text:style-name="Standard">}</text:p>
      <text:p text:style-name="Standard">}</text:p>
      <text:p text:style-name="Standard">TotalHeadMovement += min;</text:p>
      <text:soft-page-break/>
      <text:p text:style-name="Standard">initial = RQ[index];</text:p>
      <text:p text:style-name="Standard">RQ[index] = -1; // Mark as serviced</text:p>
      <text:p text:style-name="Standard">count++;</text:p>
      <text:p text:style-name="Standard">}</text:p>
      <text:p text:style-name="Standard">printf("Total head movement is %d\n", TotalHeadMovement);</text:p>
      <text:p text:style-name="Standard">return 0;</text:p>
      <text:p text:style-name="Standard">}</text:p>
      <text:p text:style-name="Standard">// SCAN Algorithm</text:p>
      <text:p text:style-name="Standard">int SCAN() {</text:p>
      <text:p text:style-name="Standard">int RQ[100], i, j, n, TotalHeadMovement = 0, initial, size, move;</text:p>
      <text:p text:style-name="Standard">printf("Enter the number of Requests: ");</text:p>
      <text:p text:style-name="Standard">scanf("%d", &amp;n);</text:p>
      <text:p text:style-name="Standard">printf("Enter the Requests sequence:\n");</text:p>
      <text:p text:style-name="Standard">for (i = 0; i &lt; n; i++) {</text:p>
      <text:p text:style-name="Standard">scanf("%d", &amp;RQ[i]);</text:p>
      <text:p text:style-name="Standard">}</text:p>
      <text:p text:style-name="Standard">printf("Enter initial head position: ");</text:p>
      <text:p text:style-name="Standard">scanf("%d", &amp;initial);</text:p>
      <text:p text:style-name="Standard">printf("Enter total disk size: ");</text:p>
      <text:p text:style-name="Standard">scanf("%d", &amp;size);</text:p>
      <text:p text:style-name="Standard">printf("Enter the head movement direction (high=1, low=0): ");</text:p>
      <text:p text:style-name="Standard">scanf("%d", &amp;move);</text:p>
      <text:p text:style-name="Standard">// Sort the request queue</text:p>
      <text:p text:style-name="Standard">for (i = 0; i &lt; n - 1; i++) {</text:p>
      <text:p text:style-name="Standard">for (j = 0; j &lt; n - i - 1; j++) {</text:p>
      <text:p text:style-name="Standard">if (RQ[j] &gt; RQ[j + 1]) {</text:p>
      <text:p text:style-name="Standard">int temp = RQ[j];</text:p>
      <text:p text:style-name="Standard">RQ[j] = RQ[j + 1];</text:p>
      <text:p text:style-name="Standard">RQ[j + 1] = temp;</text:p>
      <text:p text:style-name="Standard">}</text:p>
      <text:p text:style-name="Standard">}</text:p>
      <text:p text:style-name="Standard">}</text:p>
      <text:p text:style-name="Standard">int index = 0;</text:p>
      <text:p text:style-name="Standard">for (i = 0; i &lt; n; i++) {</text:p>
      <text:p text:style-name="Standard">if (initial &lt; RQ[i]) {</text:p>
      <text:p text:style-name="Standard">index = i;</text:p>
      <text:p text:style-name="Standard">break;}</text:p>
      <text:p text:style-name="Standard">}</text:p>
      <text:p text:style-name="Standard">if (move == 1) { // Moving towards higher end</text:p>
      <text:p text:style-name="Standard">for (i = index; i &lt; n; i++) {</text:p>
      <text:p text:style-name="Standard">TotalHeadMovement += abs(RQ[i] - initial);</text:p>
      <text:p text:style-name="Standard">initial = RQ[i];</text:p>
      <text:p text:style-name="Standard">}</text:p>
      <text:p text:style-name="Standard">TotalHeadMovement += abs((size - 1) - initial);</text:p>
      <text:p text:style-name="Standard">initial = size - 1;</text:p>
      <text:p text:style-name="Standard">for (i = index - 1; i &gt;= 0; i--) {</text:p>
      <text:p text:style-name="Standard">TotalHeadMovement += abs(RQ[i] - initial);</text:p>
      <text:p text:style-name="Standard">initial = RQ[i];</text:p>
      <text:p text:style-name="Standard">}</text:p>
      <text:p text:style-name="Standard">} else { // Moving towards lower end</text:p>
      <text:p text:style-name="Standard">for (i = index - 1; i &gt;= 0; i--) {</text:p>
      <text:p text:style-name="Standard">TotalHeadMovement += abs(RQ[i] - initial);</text:p>
      <text:soft-page-break/>
      <text:p text:style-name="Standard">initial = RQ[i];</text:p>
      <text:p text:style-name="Standard">}</text:p>
      <text:p text:style-name="Standard">TotalHeadMovement += abs(initial - 0);</text:p>
      <text:p text:style-name="Standard">initial = 0;</text:p>
      <text:p text:style-name="Standard">for (i = index; i &lt; n; i++) {</text:p>
      <text:p text:style-name="Standard">TotalHeadMovement += abs(RQ[i] - initial);</text:p>
      <text:p text:style-name="Standard">initial = RQ[i];</text:p>
      <text:p text:style-name="Standard">}</text:p>
      <text:p text:style-name="Standard">}</text:p>
      <text:p text:style-name="Standard">printf("Total head movement is %d\n", TotalHeadMovement);</text:p>
      <text:p text:style-name="Standard">return 0;</text:p>
      <text:p text:style-name="Standard">}</text:p>
      <text:p text:style-name="Standard">// C-LOOK Algorithm</text:p>
      <text:p text:style-name="Standard">int CLOOK() {</text:p>
      <text:p text:style-name="Standard">int RQ[100], i, j, n, TotalHeadMovement = 0, initial, size, move;</text:p>
      <text:p text:style-name="Standard">printf("Enter the number of Requests: ");</text:p>
      <text:p text:style-name="Standard">scanf("%d", &amp;n);</text:p>
      <text:p text:style-name="Standard">printf("Enter the Requests sequence:\n");</text:p>
      <text:p text:style-name="Standard">for (i = 0; i &lt; n; i++) {</text:p>
      <text:p text:style-name="Standard">scanf("%d", &amp;RQ[i]);</text:p>
      <text:p text:style-name="Standard">}</text:p>
      <text:p text:style-name="Standard">printf("Enter initial head position: ");</text:p>
      <text:p text:style-name="Standard">scanf("%d", &amp;initial);</text:p>
      <text:p text:style-name="Standard">printf("Enter total disk size: ");</text:p>
      <text:p text:style-name="Standard">scanf("%d", &amp;size);</text:p>
      <text:p text:style-name="Standard">printf("Enter the head movement direction (high=1, low=0): ");</text:p>
      <text:p text:style-name="Standard">scanf("%d", &amp;move);</text:p>
      <text:p text:style-name="Standard">// Sort the request queue</text:p>
      <text:p text:style-name="Standard">for (i = 0; i &lt; n - 1; i++) {</text:p>
      <text:p text:style-name="Standard">for (j = 0; j &lt; n - i - 1; j++) {</text:p>
      <text:p text:style-name="Standard">if (RQ[j] &gt; RQ[j + 1]) {</text:p>
      <text:p text:style-name="Standard">int temp = RQ[j];</text:p>
      <text:p text:style-name="Standard">RQ[j] = RQ[j + 1];RQ[j + 1] = temp;</text:p>
      <text:p text:style-name="Standard">}</text:p>
      <text:p text:style-name="Standard">}</text:p>
      <text:p text:style-name="Standard">}</text:p>
      <text:p text:style-name="Standard">int index = 0;</text:p>
      <text:p text:style-name="Standard">for (i = 0; i &lt; n; i++) {</text:p>
      <text:p text:style-name="Standard">if (initial &lt; RQ[i]) {</text:p>
      <text:p text:style-name="Standard">index = i;</text:p>
      <text:p text:style-name="Standard">break;</text:p>
      <text:p text:style-name="Standard">}</text:p>
      <text:p text:style-name="Standard">}</text:p>
      <text:p text:style-name="Standard">if (move == 1) { // Moving towards higher end</text:p>
      <text:p text:style-name="Standard">for (i = index; i &lt; n; i++) {</text:p>
      <text:p text:style-name="Standard">TotalHeadMovement += abs(RQ[i] - initial);</text:p>
      <text:p text:style-name="Standard">initial = RQ[i];</text:p>
      <text:p text:style-name="Standard">}</text:p>
      <text:p text:style-name="Standard">for (i = 0; i &lt; index; i++) {</text:p>
      <text:p text:style-name="Standard">TotalHeadMovement += abs(RQ[i] - initial);</text:p>
      <text:p text:style-name="Standard">initial = RQ[i];</text:p>
      <text:p text:style-name="Standard">}</text:p>
      <text:soft-page-break/>
      <text:p text:style-name="Standard">} else { // Moving towards lower end</text:p>
      <text:p text:style-name="Standard">for (i = index - 1; i &gt;= 0; i--) {</text:p>
      <text:p text:style-name="Standard">TotalHeadMovement += abs(RQ[i] - initial);</text:p>
      <text:p text:style-name="Standard">initial = RQ[i];</text:p>
      <text:p text:style-name="Standard">}</text:p>
      <text:p text:style-name="Standard">for (i = n - 1; i &gt;= index; i--) {</text:p>
      <text:p text:style-name="Standard">TotalHeadMovement += abs(RQ[i] - initial);</text:p>
      <text:p text:style-name="Standard">initial = RQ[i];</text:p>
      <text:p text:style-name="Standard">}</text:p>
      <text:p text:style-name="Standard">}</text:p>
      <text:p text:style-name="Standard">printf("Total head movement is %d\n", TotalHeadMovement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plement the c program for disk schediuling algorithm. Sstf, scan, clook ……spind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sh Mhaske</dc:creator>
    <meta:creation-date>2025-11-08T11:12:00Z</meta:creation-date>
    <dc:date>2025-11-10T14:40:00Z</dc:date>
    <meta:template xlink:href="Normal" xlink:type="simple"/>
    <meta:editing-cycles>2</meta:editing-cycles>
    <meta:editing-duration>PT60S</meta:editing-duration>
    <meta:document-statistic meta:page-count="4" meta:paragraph-count="7" meta:word-count="580" meta:character-count="3880" meta:row-count="27" meta:non-whitespace-character-count="3307"/>
  </office:meta>
</office:document-meta>
</file>